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veItemEvent.MoveItemEvent( ContentStore store , Object item , ContentStore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veItemEvent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veItemEvent.get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